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ee50"/>
    </style:style>
    <style:style style:name="T2" style:family="text">
      <style:text-properties officeooo:rsid="001ee07c"/>
    </style:style>
    <style:style style:name="T3" style:family="text">
      <style:text-properties officeooo:rsid="0020d842"/>
    </style:style>
    <style:style style:name="T4" style:family="text">
      <style:text-properties officeooo:rsid="002125f3"/>
    </style:style>
    <style:style style:name="T5" style:family="text">
      <style:text-properties officeooo:rsid="00221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line-break/>- <text:span text:style-name="T2">Best score so far </text:span><text:span text:style-name="T3">DONE</text:span><text:span text:style-name="T2"><text:line-break/>- Multiple platforms<text:line-break/>- Music<text:line-break/>- Sound(s)<text:line-break/>- Menu<text:line-break/>- Background / Parallax</text:span><text:span text:style-name="T1"><text:line-break/>- Improve platform spawn </text:span><text:span text:style-name="T3">DONE</text:span><text:span text:style-name="T1"><text:line-break/>- </text:span><text:span text:style-name="T2">Randomize initial platform spawn (10 platforms) </text:span><text:span text:style-name="T3">DONE<text:line-break/>- </text:span><text:span text:style-name="T4">Random cloud spawning for background<text:line-break/><text:tab/>- Spawn x cloud randomly from either -x or x<text:line-break/><text:tab/>- make it move at <text:line-break/><text:tab/></text:span><text:span text:style-name="T5">EXTRA</text:span><text:span text:style-name="T1"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7:57:58.050442639</meta:creation-date>
    <dc:date>2022-10-13T21:11:17.134456076</dc:date>
    <meta:editing-duration>PT1H5M25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1" meta:word-count="54" meta:character-count="295" meta:non-whitespace-character-count="235"/>
  </office:meta>
</office:document-meta>
</file>